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3pt" style:language-asian="none" style:country-asian="none" style:font-style-asian="normal" style:font-weight-asian="normal" style:font-name-complex="Droid Sans Devanagari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Droid Sans Arabic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Droid Sans Arabic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6.2988in" svg:height="3.5429in" svg:x="1.3004in" svg:y="0.9177in">
            <draw:object draw:notify-on-update-of-ranges="Sheet1.C2:Sheet1.I2 Sheet1.B3:Sheet1.B3 Sheet1.C3:Sheet1.I3 Sheet1.B4:Sheet1.B4 Sheet1.C4:Sheet1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1953in" svg:y="0.8063in">
            <draw:object draw:notify-on-update-of-ranges="Sheet1.M2:Sheet1.S2 Sheet1.L3:Sheet1.L3 Sheet1.M3:Sheet1.S3 Sheet1.L4:Sheet1.L4 Sheet1.M4:Sheet1.S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.2898in" svg:y="6.039in">
            <draw:object draw:notify-on-update-of-ranges="Sheet1.C30:Sheet1.I30 Sheet1.B31:Sheet1.B31 Sheet1.C31:Sheet1.I31 Sheet1.B32:Sheet1.B32 Sheet1.C32:Sheet1.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1634in" svg:y="6.0386in">
            <draw:object draw:notify-on-update-of-ranges="Sheet1.M30:Sheet1.S30 Sheet1.L31:Sheet1.L31 Sheet1.M31:Sheet1.S31 Sheet1.L32:Sheet1.L32 Sheet1.M32:Sheet1.S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.3327in" svg:y="11.1898in">
            <draw:object draw:notify-on-update-of-ranges="Sheet1.C59:Sheet1.I59 Sheet1.B60:Sheet1.B60 Sheet1.C60:Sheet1.I60 Sheet1.B61:Sheet1.B61 Sheet1.C61:Sheet1.I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0.2177in" svg:y="11.3894in">
            <draw:object draw:notify-on-update-of-ranges="Sheet1.L59:Sheet1.L59 Sheet1.M59:Sheet1.S59 Sheet1.L60:Sheet1.L60 Sheet1.M60:Sheet1.S60 Sheet1.L61:Sheet1.L61 Sheet1.M61:Sheet1.S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table:style-name="ce1" office:value-type="string" calcext:value-type="string">
            <text:p>Average Query Processing Times of Cluster Nodes</text:p>
          </table:table-cell>
          <table:table-cell table:number-columns-repeated="9"/>
          <table:table-cell table:style-name="ce1" office:value-type="string" calcext:value-type="string">
            <text:p>Average Change Notification Times of Cluster Nodes</text:p>
          </table:table-cell>
          <table:table-cell table:number-columns-repeated="7"/>
        </table:table-row>
        <table:table-row table:style-name="ro2">
          <table:table-cell/>
          <table:table-cell table:style-name="ce2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2"/>
          <table:table-cell table:style-name="ce2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3500" calcext:value-type="float">
            <text:p>3500</text:p>
          </table:table-cell>
        </table:table-row>
        <table:table-row table:style-name="ro2">
          <table:table-cell/>
          <table:table-cell table:style-name="ce3" office:value-type="string" calcext:value-type="string">
            <text:p>Node-1</text:p>
          </table:table-cell>
          <table:table-cell table:style-name="ce3" office:value-type="float" office:value="8.45" calcext:value-type="float">
            <text:p>8.45</text:p>
          </table:table-cell>
          <table:table-cell table:style-name="ce3" office:value-type="float" office:value="22.83" calcext:value-type="float">
            <text:p>22.83</text:p>
          </table:table-cell>
          <table:table-cell table:style-name="ce3" office:value-type="float" office:value="27.27" calcext:value-type="float">
            <text:p>27.27</text:p>
          </table:table-cell>
          <table:table-cell table:style-name="ce3" office:value-type="float" office:value="62.74" calcext:value-type="float">
            <text:p>62.74</text:p>
          </table:table-cell>
          <table:table-cell table:style-name="ce3" office:value-type="float" office:value="92.12" calcext:value-type="float">
            <text:p>92.12</text:p>
          </table:table-cell>
          <table:table-cell table:style-name="ce3" office:value-type="float" office:value="42.36" calcext:value-type="float">
            <text:p>42.36</text:p>
          </table:table-cell>
          <table:table-cell table:style-name="ce3" office:value-type="float" office:value="56.97" calcext:value-type="float">
            <text:p>56.97</text:p>
          </table:table-cell>
          <table:table-cell table:number-columns-repeated="2"/>
          <table:table-cell table:style-name="ce3" office:value-type="string" calcext:value-type="string">
            <text:p>Node-1</text:p>
          </table:table-cell>
          <table:table-cell table:style-name="ce3" office:value-type="float" office:value="5.26" calcext:value-type="float">
            <text:p>5.26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12.87" calcext:value-type="float">
            <text:p>12.87</text:p>
          </table:table-cell>
          <table:table-cell table:style-name="ce3" office:value-type="float" office:value="31.41" calcext:value-type="float">
            <text:p>31.41</text:p>
          </table:table-cell>
          <table:table-cell table:style-name="ce3" office:value-type="float" office:value="36.75" calcext:value-type="float">
            <text:p>36.75</text:p>
          </table:table-cell>
          <table:table-cell table:style-name="ce3" office:value-type="float" office:value="15.9" calcext:value-type="float">
            <text:p>15.9</text:p>
          </table:table-cell>
          <table:table-cell table:style-name="ce3" office:value-type="float" office:value="58.22" calcext:value-type="float">
            <text:p>58.22</text:p>
          </table:table-cell>
        </table:table-row>
        <table:table-row table:style-name="ro2">
          <table:table-cell/>
          <table:table-cell table:style-name="ce3" office:value-type="string" calcext:value-type="string">
            <text:p>Node-2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office:value-type="float" office:value="12.36" calcext:value-type="float">
            <text:p>12.36</text:p>
          </table:table-cell>
          <table:table-cell table:style-name="ce3" office:value-type="float" office:value="29.95" calcext:value-type="float">
            <text:p>29.95</text:p>
          </table:table-cell>
          <table:table-cell table:style-name="ce3" office:value-type="float" office:value="69.28" calcext:value-type="float">
            <text:p>69.28</text:p>
          </table:table-cell>
          <table:table-cell table:style-name="ce3" office:value-type="float" office:value="69.88" calcext:value-type="float">
            <text:p>69.88</text:p>
          </table:table-cell>
          <table:table-cell table:style-name="ce3" office:value-type="float" office:value="44.37" calcext:value-type="float">
            <text:p>44.37</text:p>
          </table:table-cell>
          <table:table-cell table:style-name="ce3" office:value-type="float" office:value="61.22" calcext:value-type="float">
            <text:p>61.22</text:p>
          </table:table-cell>
          <table:table-cell table:number-columns-repeated="2"/>
          <table:table-cell table:style-name="ce3" office:value-type="string" calcext:value-type="string">
            <text:p>Node-2</text:p>
          </table:table-cell>
          <table:table-cell table:style-name="ce3" office:value-type="float" office:value="3.14" calcext:value-type="float">
            <text:p>3.14</text:p>
          </table:table-cell>
          <table:table-cell table:style-name="ce3" office:value-type="float" office:value="7.02" calcext:value-type="float">
            <text:p>7.02</text:p>
          </table:table-cell>
          <table:table-cell table:style-name="ce3" office:value-type="float" office:value="21.54" calcext:value-type="float">
            <text:p>21.54</text:p>
          </table:table-cell>
          <table:table-cell table:style-name="ce3" office:value-type="float" office:value="20.88" calcext:value-type="float">
            <text:p>20.88</text:p>
          </table:table-cell>
          <table:table-cell table:style-name="ce3" office:value-type="float" office:value="25.09" calcext:value-type="float">
            <text:p>25.09</text:p>
          </table:table-cell>
          <table:table-cell table:style-name="ce3" office:value-type="float" office:value="24.49" calcext:value-type="float">
            <text:p>24.49</text:p>
          </table:table-cell>
          <table:table-cell table:style-name="ce3" office:value-type="float" office:value="136.36" calcext:value-type="float">
            <text:p>136.36</text:p>
          </table:table-cell>
        </table:table-row>
        <table:table-row table:style-name="ro2" table:number-rows-repeated="24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verage Memory Usage of Cluster Nodes</text:p>
          </table:table-cell>
          <table:table-cell table:number-columns-repeated="9"/>
          <table:table-cell table:style-name="ce1" office:value-type="string" calcext:value-type="string">
            <text:p>Average CPU Usage of Cluster Nodes</text:p>
          </table:table-cell>
          <table:table-cell table:number-columns-repeated="7"/>
        </table:table-row>
        <table:table-row table:style-name="ro2">
          <table:table-cell/>
          <table:table-cell table:style-name="ce2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2"/>
          <table:table-cell table:style-name="ce2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3500" calcext:value-type="float">
            <text:p>3500</text:p>
          </table:table-cell>
        </table:table-row>
        <table:table-row table:style-name="ro2">
          <table:table-cell/>
          <table:table-cell table:style-name="ce3" office:value-type="string" calcext:value-type="string">
            <text:p>Node-1</text:p>
          </table:table-cell>
          <table:table-cell table:style-name="ce3" office:value-type="float" office:value="4.45" calcext:value-type="float">
            <text:p>4.45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12.92" calcext:value-type="float">
            <text:p>12.92</text:p>
          </table:table-cell>
          <table:table-cell table:style-name="ce3" office:value-type="float" office:value="16.37" calcext:value-type="float">
            <text:p>16.37</text:p>
          </table:table-cell>
          <table:table-cell table:style-name="ce3" office:value-type="float" office:value="8.63" calcext:value-type="float">
            <text:p>8.63</text:p>
          </table:table-cell>
          <table:table-cell table:style-name="ce3" office:value-type="float" office:value="11.27" calcext:value-type="float">
            <text:p>11.27</text:p>
          </table:table-cell>
          <table:table-cell table:number-columns-repeated="2"/>
          <table:table-cell table:style-name="ce3" office:value-type="string" calcext:value-type="string">
            <text:p>Node-1</text:p>
          </table:table-cell>
          <table:table-cell table:style-name="ce3" office:value-type="float" office:value="1.37" calcext:value-type="float">
            <text:p>1.37</text:p>
          </table:table-cell>
          <table:table-cell table:style-name="ce3" office:value-type="float" office:value="2.25" calcext:value-type="float">
            <text:p>2.25</text:p>
          </table:table-cell>
          <table:table-cell table:style-name="ce3" office:value-type="float" office:value="2.44" calcext:value-type="float">
            <text:p>2.44</text:p>
          </table:table-cell>
          <table:table-cell table:style-name="ce3" office:value-type="float" office:value="3.77" calcext:value-type="float">
            <text:p>3.77</text:p>
          </table:table-cell>
          <table:table-cell table:style-name="ce3" office:value-type="float" office:value="4.87" calcext:value-type="float">
            <text:p>4.87</text:p>
          </table:table-cell>
          <table:table-cell table:style-name="ce3" office:value-type="float" office:value="2.16" calcext:value-type="float">
            <text:p>2.16</text:p>
          </table:table-cell>
          <table:table-cell table:style-name="ce3" office:value-type="float" office:value="2.49" calcext:value-type="float">
            <text:p>2.49</text:p>
          </table:table-cell>
        </table:table-row>
        <table:table-row table:style-name="ro2">
          <table:table-cell/>
          <table:table-cell table:style-name="ce3" office:value-type="string" calcext:value-type="string">
            <text:p>Node-2</text:p>
          </table:table-cell>
          <table:table-cell table:style-name="ce3" office:value-type="float" office:value="2.15" calcext:value-type="float">
            <text:p>2.15</text:p>
          </table:table-cell>
          <table:table-cell table:style-name="ce3" office:value-type="float" office:value="3.66" calcext:value-type="float">
            <text:p>3.66</text:p>
          </table:table-cell>
          <table:table-cell table:style-name="ce3" office:value-type="float" office:value="10.19" calcext:value-type="float">
            <text:p>10.19</text:p>
          </table:table-cell>
          <table:table-cell table:style-name="ce3" office:value-type="float" office:value="7.05" calcext:value-type="float">
            <text:p>7.05</text:p>
          </table:table-cell>
          <table:table-cell table:style-name="ce3" office:value-type="float" office:value="9.49" calcext:value-type="float">
            <text:p>9.49</text:p>
          </table:table-cell>
          <table:table-cell table:style-name="ce3" office:value-type="float" office:value="19.28" calcext:value-type="float">
            <text:p>19.28</text:p>
          </table:table-cell>
          <table:table-cell table:style-name="ce3" office:value-type="float" office:value="19.22" calcext:value-type="float">
            <text:p>19.22</text:p>
          </table:table-cell>
          <table:table-cell table:number-columns-repeated="2"/>
          <table:table-cell table:style-name="ce3" office:value-type="string" calcext:value-type="string">
            <text:p>Node-2</text:p>
          </table:table-cell>
          <table:table-cell table:style-name="ce3" office:value-type="float" office:value="1.59" calcext:value-type="float">
            <text:p>1.59</text:p>
          </table:table-cell>
          <table:table-cell table:number-columns-repeated="2" table:style-name="ce3" office:value-type="float" office:value="2.52" calcext:value-type="float">
            <text:p>2.52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.39" calcext:value-type="float">
            <text:p>2.39</text:p>
          </table:table-cell>
          <table:table-cell table:style-name="ce3" office:value-type="float" office:value="5.71" calcext:value-type="float">
            <text:p>5.71</text:p>
          </table:table-cell>
        </table:table-row>
        <table:table-row table:style-name="ro2" table:number-rows-repeated="25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Max Memory Usage of Cluster Nodes</text:p>
          </table:table-cell>
          <table:table-cell table:number-columns-repeated="9"/>
          <table:table-cell table:style-name="ce1" office:value-type="string" calcext:value-type="string">
            <text:p>Max CPU Usage of Cluster Nodes</text:p>
          </table:table-cell>
          <table:table-cell table:number-columns-repeated="7"/>
        </table:table-row>
        <table:table-row table:style-name="ro2">
          <table:table-cell/>
          <table:table-cell table:style-name="ce2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3500" calcext:value-type="float">
            <text:p>3500</text:p>
          </table:table-cell>
          <table:table-cell table:number-columns-repeated="2"/>
          <table:table-cell table:style-name="ce2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3500" calcext:value-type="float">
            <text:p>3500</text:p>
          </table:table-cell>
        </table:table-row>
        <table:table-row table:style-name="ro2">
          <table:table-cell/>
          <table:table-cell table:style-name="ce3" office:value-type="string" calcext:value-type="string">
            <text:p>Node-1</text:p>
          </table:table-cell>
          <table:table-cell table:style-name="ce3" office:value-type="float" office:value="6.49" calcext:value-type="float">
            <text:p>6.49</text:p>
          </table:table-cell>
          <table:table-cell table:style-name="ce3" office:value-type="float" office:value="9.89" calcext:value-type="float">
            <text:p>9.89</text:p>
          </table:table-cell>
          <table:table-cell table:style-name="ce3" office:value-type="float" office:value="7.33" calcext:value-type="float">
            <text:p>7.33</text:p>
          </table:table-cell>
          <table:table-cell table:style-name="ce3" office:value-type="float" office:value="18.57" calcext:value-type="float">
            <text:p>18.57</text:p>
          </table:table-cell>
          <table:table-cell table:style-name="ce3" office:value-type="float" office:value="22.22" calcext:value-type="float">
            <text:p>22.22</text:p>
          </table:table-cell>
          <table:table-cell table:style-name="ce3" office:value-type="float" office:value="14.94" calcext:value-type="float">
            <text:p>14.94</text:p>
          </table:table-cell>
          <table:table-cell table:style-name="ce3" office:value-type="float" office:value="16.06" calcext:value-type="float">
            <text:p>16.06</text:p>
          </table:table-cell>
          <table:table-cell table:number-columns-repeated="2"/>
          <table:table-cell table:style-name="ce3" office:value-type="string" calcext:value-type="string">
            <text:p>Node-1</text:p>
          </table:table-cell>
          <table:table-cell table:style-name="ce3" office:value-type="float" office:value="5.01" calcext:value-type="float">
            <text:p>5.01</text:p>
          </table:table-cell>
          <table:table-cell table:style-name="ce3" office:value-type="float" office:value="7.62" calcext:value-type="float">
            <text:p>7.62</text:p>
          </table:table-cell>
          <table:table-cell table:style-name="ce3" office:value-type="float" office:value="12.18" calcext:value-type="float">
            <text:p>12.18</text:p>
          </table:table-cell>
          <table:table-cell table:style-name="ce3" office:value-type="float" office:value="15.18" calcext:value-type="float">
            <text:p>15.18</text:p>
          </table:table-cell>
          <table:table-cell table:style-name="ce3" office:value-type="float" office:value="14.27" calcext:value-type="float">
            <text:p>14.27</text:p>
          </table:table-cell>
          <table:table-cell table:style-name="ce3" office:value-type="float" office:value="9.79" calcext:value-type="float">
            <text:p>9.79</text:p>
          </table:table-cell>
          <table:table-cell table:style-name="ce3" office:value-type="float" office:value="11.13" calcext:value-type="float">
            <text:p>11.13</text:p>
          </table:table-cell>
        </table:table-row>
        <table:table-row table:style-name="ro2">
          <table:table-cell/>
          <table:table-cell table:style-name="ce3" office:value-type="string" calcext:value-type="string">
            <text:p>Node-2</text:p>
          </table:table-cell>
          <table:table-cell table:style-name="ce3" office:value-type="float" office:value="2.84" calcext:value-type="float">
            <text:p>2.84</text:p>
          </table:table-cell>
          <table:table-cell table:style-name="ce3" office:value-type="float" office:value="5.41" calcext:value-type="float">
            <text:p>5.41</text:p>
          </table:table-cell>
          <table:table-cell table:style-name="ce3" office:value-type="float" office:value="12.52" calcext:value-type="float">
            <text:p>12.52</text:p>
          </table:table-cell>
          <table:table-cell table:style-name="ce3" office:value-type="float" office:value="9.55" calcext:value-type="float">
            <text:p>9.55</text:p>
          </table:table-cell>
          <table:table-cell table:style-name="ce3" office:value-type="float" office:value="13.31" calcext:value-type="float">
            <text:p>13.31</text:p>
          </table:table-cell>
          <table:table-cell table:style-name="ce3" office:value-type="float" office:value="23.78" calcext:value-type="float">
            <text:p>23.78</text:p>
          </table:table-cell>
          <table:table-cell table:style-name="ce3" office:value-type="float" office:value="24.81" calcext:value-type="float">
            <text:p>24.81</text:p>
          </table:table-cell>
          <table:table-cell table:number-columns-repeated="2"/>
          <table:table-cell table:style-name="ce3" office:value-type="string" calcext:value-type="string">
            <text:p>Node-2</text:p>
          </table:table-cell>
          <table:table-cell table:style-name="ce3" office:value-type="float" office:value="7.92" calcext:value-type="float">
            <text:p>7.92</text:p>
          </table:table-cell>
          <table:table-cell table:style-name="ce3" office:value-type="float" office:value="10.75" calcext:value-type="float">
            <text:p>10.75</text:p>
          </table:table-cell>
          <table:table-cell table:style-name="ce3" office:value-type="float" office:value="9.08" calcext:value-type="float">
            <text:p>9.08</text:p>
          </table:table-cell>
          <table:table-cell table:style-name="ce3" office:value-type="float" office:value="14.49" calcext:value-type="float">
            <text:p>14.49</text:p>
          </table:table-cell>
          <table:table-cell table:style-name="ce3" office:value-type="float" office:value="20.49" calcext:value-type="float">
            <text:p>20.49</text:p>
          </table:table-cell>
          <table:table-cell table:style-name="ce3" office:value-type="float" office:value="14.18" calcext:value-type="float">
            <text:p>14.18</text:p>
          </table:table-cell>
          <table:table-cell table:style-name="ce3" office:value-type="float" office:value="15.9" calcext:value-type="float">
            <text:p>15.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19:24:12.434967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jay </meta:initial-creator>
    <meta:creation-date>2010-05-26T15:16:03</meta:creation-date>
    <meta:generator>LibreOffice/6.3.6.2$Linux_X86_64 LibreOffice_project/30$Build-2</meta:generator>
    <dc:date>2020-08-15T19:50:53.824084792</dc:date>
    <meta:editing-duration>PT11H35M27S</meta:editing-duration>
    <meta:editing-cycles>56</meta:editing-cycles>
    <meta:document-statistic meta:table-count="3" meta:cell-count="14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952cm" style:legend-expansion="high" chart:style-name="ch2"/>
        <chart:plot-area chart:style-name="ch3" table:cell-range-address="Sheet1.B2:Sheet1.I4" chart:data-source-has-labels="both" svg:x="1.331cm" svg:y="0.18cm" svg:width="11.92cm" svg:height="7.659cm">
          <chartooo:coordinate-region svg:x="1.952cm" svg:y="0.379cm" svg:width="10.741cm" svg:height="6.813cm"/>
          <chart:axis chart:dimension="x" chart:name="primary-x" chart:style-name="ch4" chartooo:axis-type="auto">
            <chartooo:date-scale/>
            <chart:title svg:x="6.056cm" svg:y="8.019cm" chart:style-name="ch5">
              <text:p>Company Count</text:p>
            </chart:title>
            <chart:categories table:cell-range-address="Sheet1.C2:Sheet1.I2"/>
          </chart:axis>
          <chart:axis chart:dimension="y" chart:name="primary-y" chart:style-name="ch4">
            <chart:title svg:x="0.451cm" svg:y="6.5cm" chart:style-name="ch6">
              <text:p>Query Processing Time (seconds)</text:p>
            </chart:title>
            <chart:grid chart:style-name="ch7" chart:class="major"/>
          </chart:axis>
          <chart:series chart:style-name="ch8" chart:values-cell-range-address="Sheet1.C3:Sheet1.I3" chart:label-cell-address="Sheet1.B3:Sheet1.B3" chart:class="chart:line">
            <chart:data-point chart:repeated="7"/>
          </chart:series>
          <chart:series chart:style-name="ch9" chart:values-cell-range-address="Sheet1.C4:Sheet1.I4" chart:label-cell-address="Sheet1.B4:Sheet1.B4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heet1.C2:Sheet1.I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Node-1</text:p>
                <draw:g>
                  <svg:desc>Sheet1.B3:Sheet1.B3</svg:desc>
                </draw:g>
              </table:table-cell>
              <table:table-cell office:value-type="float" office:value="8.45">
                <text:p>8.45</text:p>
                <draw:g>
                  <svg:desc>Sheet1.C3:Sheet1.I3</svg:desc>
                </draw:g>
              </table:table-cell>
              <table:table-cell office:value-type="float" office:value="22.83">
                <text:p>22.83</text:p>
              </table:table-cell>
              <table:table-cell office:value-type="float" office:value="27.27">
                <text:p>27.27</text:p>
              </table:table-cell>
              <table:table-cell office:value-type="float" office:value="62.74">
                <text:p>62.74</text:p>
              </table:table-cell>
              <table:table-cell office:value-type="float" office:value="92.12">
                <text:p>92.12</text:p>
              </table:table-cell>
              <table:table-cell office:value-type="float" office:value="42.36">
                <text:p>42.36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string">
                <text:p>Node-2</text:p>
                <draw:g>
                  <svg:desc>Sheet1.B4:Sheet1.B4</svg:desc>
                </draw:g>
              </table:table-cell>
              <table:table-cell office:value-type="float" office:value="5.25">
                <text:p>5.25</text:p>
                <draw:g>
                  <svg:desc>Sheet1.C4:Sheet1.I4</svg:desc>
                </draw:g>
              </table:table-cell>
              <table:table-cell office:value-type="float" office:value="12.36">
                <text:p>12.36</text:p>
              </table:table-cell>
              <table:table-cell office:value-type="float" office:value="29.95">
                <text:p>29.95</text:p>
              </table:table-cell>
              <table:table-cell office:value-type="float" office:value="69.28">
                <text:p>69.28</text:p>
              </table:table-cell>
              <table:table-cell office:value-type="float" office:value="69.88">
                <text:p>69.88</text:p>
              </table:table-cell>
              <table:table-cell office:value-type="float" office:value="44.37">
                <text:p>44.37</text:p>
              </table:table-cell>
              <table:table-cell office:value-type="float" office:value="61.22">
                <text:p>61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952cm" style:legend-expansion="high" chart:style-name="ch2"/>
        <chart:plot-area chart:style-name="ch3" table:cell-range-address="Sheet1.L2:Sheet1.S4" chart:data-source-has-labels="both" svg:x="1.331cm" svg:y="0.18cm" svg:width="11.92cm" svg:height="7.659cm">
          <chartooo:coordinate-region svg:x="1.952cm" svg:y="0.379cm" svg:width="10.741cm" svg:height="6.813cm"/>
          <chart:axis chart:dimension="x" chart:name="primary-x" chart:style-name="ch4" chartooo:axis-type="auto">
            <chartooo:date-scale/>
            <chart:title svg:x="6.056cm" svg:y="8.019cm" chart:style-name="ch5">
              <text:p>Company Count</text:p>
            </chart:title>
            <chart:categories table:cell-range-address="Sheet1.M2:Sheet1.S2"/>
          </chart:axis>
          <chart:axis chart:dimension="y" chart:name="primary-y" chart:style-name="ch4">
            <chart:title svg:x="0.451cm" svg:y="6.646cm" chart:style-name="ch6">
              <text:p>Change Notification Time (seconds)</text:p>
            </chart:title>
            <chart:grid chart:style-name="ch7" chart:class="major"/>
          </chart:axis>
          <chart:series chart:style-name="ch8" chart:values-cell-range-address="Sheet1.M3:Sheet1.S3" chart:label-cell-address="Sheet1.L3:Sheet1.L3" chart:class="chart:line">
            <chart:data-point chart:repeated="7"/>
          </chart:series>
          <chart:series chart:style-name="ch9" chart:values-cell-range-address="Sheet1.M4:Sheet1.S4" chart:label-cell-address="Sheet1.L4:Sheet1.L4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heet1.M2:Sheet1.S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Node-1</text:p>
                <draw:g>
                  <svg:desc>Sheet1.L3:Sheet1.L3</svg:desc>
                </draw:g>
              </table:table-cell>
              <table:table-cell office:value-type="float" office:value="5.26">
                <text:p>5.26</text:p>
                <draw:g>
                  <svg:desc>Sheet1.M3:Sheet1.S3</svg:desc>
                </draw:g>
              </table:table-cell>
              <table:table-cell office:value-type="float" office:value="12.2">
                <text:p>12.2</text:p>
              </table:table-cell>
              <table:table-cell office:value-type="float" office:value="12.87">
                <text:p>12.87</text:p>
              </table:table-cell>
              <table:table-cell office:value-type="float" office:value="31.41">
                <text:p>31.41</text:p>
              </table:table-cell>
              <table:table-cell office:value-type="float" office:value="36.75">
                <text:p>36.75</text:p>
              </table:table-cell>
              <table:table-cell office:value-type="float" office:value="15.9">
                <text:p>15.9</text:p>
              </table:table-cell>
              <table:table-cell office:value-type="float" office:value="58.22">
                <text:p>58.22</text:p>
              </table:table-cell>
            </table:table-row>
            <table:table-row>
              <table:table-cell office:value-type="string">
                <text:p>Node-2</text:p>
                <draw:g>
                  <svg:desc>Sheet1.L4:Sheet1.L4</svg:desc>
                </draw:g>
              </table:table-cell>
              <table:table-cell office:value-type="float" office:value="3.14">
                <text:p>3.14</text:p>
                <draw:g>
                  <svg:desc>Sheet1.M4:Sheet1.S4</svg:desc>
                </draw:g>
              </table:table-cell>
              <table:table-cell office:value-type="float" office:value="7.02">
                <text:p>7.02</text:p>
              </table:table-cell>
              <table:table-cell office:value-type="float" office:value="21.54">
                <text:p>21.54</text:p>
              </table:table-cell>
              <table:table-cell office:value-type="float" office:value="20.88">
                <text:p>20.88</text:p>
              </table:table-cell>
              <table:table-cell office:value-type="float" office:value="25.09">
                <text:p>25.09</text:p>
              </table:table-cell>
              <table:table-cell office:value-type="float" office:value="24.49">
                <text:p>24.49</text:p>
              </table:table-cell>
              <table:table-cell office:value-type="float" office:value="136.36">
                <text:p>136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952cm" style:legend-expansion="high" chart:style-name="ch2"/>
        <chart:plot-area chart:style-name="ch3" table:cell-range-address="Sheet1.B30:Sheet1.I32" chart:data-source-has-labels="both" svg:x="1.331cm" svg:y="0.18cm" svg:width="11.92cm" svg:height="7.659cm">
          <chartooo:coordinate-region svg:x="1.952cm" svg:y="0.379cm" svg:width="10.927cm" svg:height="6.813cm"/>
          <chart:axis chart:dimension="x" chart:name="primary-x" chart:style-name="ch4" chartooo:axis-type="auto">
            <chartooo:date-scale/>
            <chart:title svg:x="6.056cm" svg:y="8.019cm" chart:style-name="ch5">
              <text:p>Company Count</text:p>
            </chart:title>
            <chart:categories table:cell-range-address="Sheet1.C30:Sheet1.I30"/>
          </chart:axis>
          <chart:axis chart:dimension="y" chart:name="primary-y" chart:style-name="ch4">
            <chart:title svg:x="0.451cm" svg:y="6.646cm" chart:style-name="ch6">
              <text:p>Amount of Used Heap Memory (GB)</text:p>
            </chart:title>
            <chart:grid chart:style-name="ch7" chart:class="major"/>
          </chart:axis>
          <chart:series chart:style-name="ch8" chart:values-cell-range-address="Sheet1.C31:Sheet1.I31" chart:label-cell-address="Sheet1.B31:Sheet1.B31" chart:class="chart:line">
            <chart:data-point chart:repeated="7"/>
          </chart:series>
          <chart:series chart:style-name="ch9" chart:values-cell-range-address="Sheet1.C32:Sheet1.I32" chart:label-cell-address="Sheet1.B32:Sheet1.B3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heet1.C30:Sheet1.I30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Node-1</text:p>
                <draw:g>
                  <svg:desc>Sheet1.B31:Sheet1.B31</svg:desc>
                </draw:g>
              </table:table-cell>
              <table:table-cell office:value-type="float" office:value="4.45">
                <text:p>4.45</text:p>
                <draw:g>
                  <svg:desc>Sheet1.C31:Sheet1.I31</svg:desc>
                </draw:g>
              </table:table-cell>
              <table:table-cell office:value-type="float" office:value="7.3">
                <text:p>7.3</text:p>
              </table:table-cell>
              <table:table-cell office:value-type="float" office:value="4.76">
                <text:p>4.76</text:p>
              </table:table-cell>
              <table:table-cell office:value-type="float" office:value="12.92">
                <text:p>12.92</text:p>
              </table:table-cell>
              <table:table-cell office:value-type="float" office:value="16.37">
                <text:p>16.37</text:p>
              </table:table-cell>
              <table:table-cell office:value-type="float" office:value="8.63">
                <text:p>8.63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Node-2</text:p>
                <draw:g>
                  <svg:desc>Sheet1.B32:Sheet1.B32</svg:desc>
                </draw:g>
              </table:table-cell>
              <table:table-cell office:value-type="float" office:value="2.15">
                <text:p>2.15</text:p>
                <draw:g>
                  <svg:desc>Sheet1.C32:Sheet1.I32</svg:desc>
                </draw:g>
              </table:table-cell>
              <table:table-cell office:value-type="float" office:value="3.66">
                <text:p>3.66</text:p>
              </table:table-cell>
              <table:table-cell office:value-type="float" office:value="10.19">
                <text:p>10.19</text:p>
              </table:table-cell>
              <table:table-cell office:value-type="float" office:value="7.05">
                <text:p>7.05</text:p>
              </table:table-cell>
              <table:table-cell office:value-type="float" office:value="9.49">
                <text:p>9.49</text:p>
              </table:table-cell>
              <table:table-cell office:value-type="float" office:value="19.28">
                <text:p>19.28</text:p>
              </table:table-cell>
              <table:table-cell office:value-type="float" office:value="19.22">
                <text:p>19.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952cm" style:legend-expansion="high" chart:style-name="ch2"/>
        <chart:plot-area chart:style-name="ch3" table:cell-range-address="Sheet1.L30:Sheet1.S32" chart:data-source-has-labels="both" svg:x="1.331cm" svg:y="0.18cm" svg:width="11.92cm" svg:height="7.659cm">
          <chartooo:coordinate-region svg:x="1.767cm" svg:y="0.379cm" svg:width="11.112cm" svg:height="6.813cm"/>
          <chart:axis chart:dimension="x" chart:name="primary-x" chart:style-name="ch4" chartooo:axis-type="auto">
            <chartooo:date-scale/>
            <chart:title svg:x="6.056cm" svg:y="8.019cm" chart:style-name="ch5">
              <text:p>Company Count</text:p>
            </chart:title>
            <chart:categories table:cell-range-address="Sheet1.M30:Sheet1.S30"/>
          </chart:axis>
          <chart:axis chart:dimension="y" chart:name="primary-y" chart:style-name="ch4">
            <chart:title svg:x="0.451cm" svg:y="6.262cm" chart:style-name="ch6">
              <text:p>Number of Used CPU Threads</text:p>
            </chart:title>
            <chart:grid chart:style-name="ch7" chart:class="major"/>
          </chart:axis>
          <chart:series chart:style-name="ch8" chart:values-cell-range-address="Sheet1.M31:Sheet1.S31" chart:label-cell-address="Sheet1.L31:Sheet1.L31" chart:class="chart:line">
            <chart:data-point chart:repeated="7"/>
          </chart:series>
          <chart:series chart:style-name="ch9" chart:values-cell-range-address="Sheet1.M32:Sheet1.S32" chart:label-cell-address="Sheet1.L32:Sheet1.L3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heet1.M30:Sheet1.S30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Node-1</text:p>
                <draw:g>
                  <svg:desc>Sheet1.L31:Sheet1.L31</svg:desc>
                </draw:g>
              </table:table-cell>
              <table:table-cell office:value-type="float" office:value="1.37">
                <text:p>1.37</text:p>
                <draw:g>
                  <svg:desc>Sheet1.M31:Sheet1.S31</svg:desc>
                </draw:g>
              </table:table-cell>
              <table:table-cell office:value-type="float" office:value="2.25">
                <text:p>2.25</text:p>
              </table:table-cell>
              <table:table-cell office:value-type="float" office:value="2.44">
                <text:p>2.44</text:p>
              </table:table-cell>
              <table:table-cell office:value-type="float" office:value="3.77">
                <text:p>3.77</text:p>
              </table:table-cell>
              <table:table-cell office:value-type="float" office:value="4.87">
                <text:p>4.87</text:p>
              </table:table-cell>
              <table:table-cell office:value-type="float" office:value="2.16">
                <text:p>2.16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Node-2</text:p>
                <draw:g>
                  <svg:desc>Sheet1.L32:Sheet1.L32</svg:desc>
                </draw:g>
              </table:table-cell>
              <table:table-cell office:value-type="float" office:value="1.59">
                <text:p>1.59</text:p>
                <draw:g>
                  <svg:desc>Sheet1.M32:Sheet1.S32</svg:desc>
                </draw:g>
              </table:table-cell>
              <table:table-cell office:value-type="float" office:value="2.52">
                <text:p>2.52</text:p>
              </table:table-cell>
              <table:table-cell office:value-type="float" office:value="2.52">
                <text:p>2.52</text:p>
              </table:table-cell>
              <table:table-cell office:value-type="float" office:value="2.83">
                <text:p>2.83</text:p>
              </table:table-cell>
              <table:table-cell office:value-type="float" office:value="4.5">
                <text:p>4.5</text:p>
              </table:table-cell>
              <table:table-cell office:value-type="float" office:value="2.39">
                <text:p>2.39</text:p>
              </table:table-cell>
              <table:table-cell office:value-type="float" office:value="5.71">
                <text:p>5.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952cm" style:legend-expansion="high" chart:style-name="ch2"/>
        <chart:plot-area chart:style-name="ch3" table:cell-range-address="Sheet1.B59:Sheet1.I61" chart:data-source-has-labels="both" svg:x="1.331cm" svg:y="0.18cm" svg:width="11.92cm" svg:height="7.659cm">
          <chartooo:coordinate-region svg:x="1.952cm" svg:y="0.379cm" svg:width="10.927cm" svg:height="6.813cm"/>
          <chart:axis chart:dimension="x" chart:name="primary-x" chart:style-name="ch4" chartooo:axis-type="auto">
            <chartooo:date-scale/>
            <chart:title svg:x="6.056cm" svg:y="8.019cm" chart:style-name="ch5">
              <text:p>Company Count</text:p>
            </chart:title>
            <chart:categories table:cell-range-address="Sheet1.C59:Sheet1.I59"/>
          </chart:axis>
          <chart:axis chart:dimension="y" chart:name="primary-y" chart:style-name="ch4">
            <chart:title svg:x="0.451cm" svg:y="6.646cm" chart:style-name="ch6">
              <text:p>Amount of Used Heap Memory (GB)</text:p>
            </chart:title>
            <chart:grid chart:style-name="ch7" chart:class="major"/>
          </chart:axis>
          <chart:series chart:style-name="ch8" chart:values-cell-range-address="Sheet1.C60:Sheet1.I60" chart:label-cell-address="Sheet1.B60:Sheet1.B60" chart:class="chart:line">
            <chart:data-point chart:repeated="7"/>
          </chart:series>
          <chart:series chart:style-name="ch9" chart:values-cell-range-address="Sheet1.C61:Sheet1.I61" chart:label-cell-address="Sheet1.B61:Sheet1.B6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heet1.C59:Sheet1.I5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Node-1</text:p>
                <draw:g>
                  <svg:desc>Sheet1.B60:Sheet1.B60</svg:desc>
                </draw:g>
              </table:table-cell>
              <table:table-cell office:value-type="float" office:value="6.49">
                <text:p>6.49</text:p>
                <draw:g>
                  <svg:desc>Sheet1.C60:Sheet1.I60</svg:desc>
                </draw:g>
              </table:table-cell>
              <table:table-cell office:value-type="float" office:value="9.89">
                <text:p>9.89</text:p>
              </table:table-cell>
              <table:table-cell office:value-type="float" office:value="7.33">
                <text:p>7.33</text:p>
              </table:table-cell>
              <table:table-cell office:value-type="float" office:value="18.57">
                <text:p>18.57</text:p>
              </table:table-cell>
              <table:table-cell office:value-type="float" office:value="22.22">
                <text:p>22.22</text:p>
              </table:table-cell>
              <table:table-cell office:value-type="float" office:value="14.94">
                <text:p>14.94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Node-2</text:p>
                <draw:g>
                  <svg:desc>Sheet1.B61:Sheet1.B61</svg:desc>
                </draw:g>
              </table:table-cell>
              <table:table-cell office:value-type="float" office:value="2.84">
                <text:p>2.84</text:p>
                <draw:g>
                  <svg:desc>Sheet1.C61:Sheet1.I61</svg:desc>
                </draw:g>
              </table:table-cell>
              <table:table-cell office:value-type="float" office:value="5.41">
                <text:p>5.41</text:p>
              </table:table-cell>
              <table:table-cell office:value-type="float" office:value="12.52">
                <text:p>12.52</text:p>
              </table:table-cell>
              <table:table-cell office:value-type="float" office:value="9.55">
                <text:p>9.55</text:p>
              </table:table-cell>
              <table:table-cell office:value-type="float" office:value="13.31">
                <text:p>13.31</text:p>
              </table:table-cell>
              <table:table-cell office:value-type="float" office:value="23.78">
                <text:p>23.78</text:p>
              </table:table-cell>
              <table:table-cell office:value-type="float" office:value="24.81">
                <text:p>24.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952cm" style:legend-expansion="high" chart:style-name="ch2"/>
        <chart:plot-area chart:style-name="ch3" table:cell-range-address="Sheet1.L59:Sheet1.S61" chart:data-source-has-labels="both" svg:x="1.331cm" svg:y="0.18cm" svg:width="11.92cm" svg:height="7.659cm">
          <chartooo:coordinate-region svg:x="1.952cm" svg:y="0.379cm" svg:width="10.927cm" svg:height="6.813cm"/>
          <chart:axis chart:dimension="x" chart:name="primary-x" chart:style-name="ch4" chartooo:axis-type="auto">
            <chartooo:date-scale/>
            <chart:title svg:x="6.056cm" svg:y="8.019cm" chart:style-name="ch5">
              <text:p>Company Count</text:p>
            </chart:title>
            <chart:categories table:cell-range-address="Sheet1.M59:Sheet1.S59"/>
          </chart:axis>
          <chart:axis chart:dimension="y" chart:name="primary-y" chart:style-name="ch4">
            <chart:title svg:x="0.451cm" svg:y="6.262cm" chart:style-name="ch6">
              <text:p>Number of Used CPU Threads</text:p>
            </chart:title>
            <chart:grid chart:style-name="ch7" chart:class="major"/>
          </chart:axis>
          <chart:series chart:style-name="ch8" chart:values-cell-range-address="Sheet1.M60:Sheet1.S60" chart:label-cell-address="Sheet1.L60:Sheet1.L60" chart:class="chart:line">
            <chart:data-point chart:repeated="7"/>
          </chart:series>
          <chart:series chart:style-name="ch9" chart:values-cell-range-address="Sheet1.M61:Sheet1.S61" chart:label-cell-address="Sheet1.L61:Sheet1.L6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heet1.M59:Sheet1.S5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Node-1</text:p>
                <draw:g>
                  <svg:desc>Sheet1.L60:Sheet1.L60</svg:desc>
                </draw:g>
              </table:table-cell>
              <table:table-cell office:value-type="float" office:value="5.01">
                <text:p>5.01</text:p>
                <draw:g>
                  <svg:desc>Sheet1.M60:Sheet1.S60</svg:desc>
                </draw:g>
              </table:table-cell>
              <table:table-cell office:value-type="float" office:value="7.62">
                <text:p>7.62</text:p>
              </table:table-cell>
              <table:table-cell office:value-type="float" office:value="12.18">
                <text:p>12.18</text:p>
              </table:table-cell>
              <table:table-cell office:value-type="float" office:value="15.18">
                <text:p>15.18</text:p>
              </table:table-cell>
              <table:table-cell office:value-type="float" office:value="14.27">
                <text:p>14.27</text:p>
              </table:table-cell>
              <table:table-cell office:value-type="float" office:value="9.79">
                <text:p>9.79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Node-2</text:p>
                <draw:g>
                  <svg:desc>Sheet1.L61:Sheet1.L61</svg:desc>
                </draw:g>
              </table:table-cell>
              <table:table-cell office:value-type="float" office:value="7.92">
                <text:p>7.92</text:p>
                <draw:g>
                  <svg:desc>Sheet1.M61:Sheet1.S61</svg:desc>
                </draw:g>
              </table:table-cell>
              <table:table-cell office:value-type="float" office:value="10.75">
                <text:p>10.75</text:p>
              </table:table-cell>
              <table:table-cell office:value-type="float" office:value="9.08">
                <text:p>9.08</text:p>
              </table:table-cell>
              <table:table-cell office:value-type="float" office:value="14.49">
                <text:p>14.49</text:p>
              </table:table-cell>
              <table:table-cell office:value-type="float" office:value="20.49">
                <text:p>20.49</text:p>
              </table:table-cell>
              <table:table-cell office:value-type="float" office:value="14.18">
                <text:p>14.18</text:p>
              </table:table-cell>
              <table:table-cell office:value-type="float" office:value="15.9">
                <text:p>15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